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Helvetica" svg:font-family="Helvetica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02cm solid #000000" fo:border-right="none" fo:border-top="0.002cm solid #000000" fo:border-bottom="none"/>
    </style:style>
    <style:style style:name="Таблица1.B1" style:family="table-cell">
      <style:table-cell-properties fo:padding="0.097cm" fo:border-left="0.002cm solid #000000" fo:border-right="0.002cm solid #000000" fo:border-top="0.002cm solid #000000" fo:border-bottom="none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6.426cm" style:rel-column-width="3643*"/>
    </style:style>
    <style:style style:name="Таблица2.B" style:family="table-column">
      <style:table-column-properties style:column-width="10.573cm" style:rel-column-width="5994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4.057cm" style:rel-column-width="2300*"/>
    </style:style>
    <style:style style:name="Таблица3.B" style:family="table-column">
      <style:table-column-properties style:column-width="4.787cm" style:rel-column-width="2714*"/>
    </style:style>
    <style:style style:name="Таблица3.C" style:family="table-column">
      <style:table-column-properties style:column-width="3.78cm" style:rel-column-width="2143*"/>
    </style:style>
    <style:style style:name="Таблица3.D" style:family="table-column">
      <style:table-column-properties style:column-width="4.374cm" style:rel-column-width="2480*"/>
    </style:style>
    <style:style style:name="Таблица3.1" style:family="table-row">
      <style:table-row-properties style:min-row-height="7.509cm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D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2" style:family="paragraph" style:parent-style-name="Standard">
      <style:paragraph-properties fo:text-align="end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3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4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5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6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7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weight="bold" style:font-name-asian="TimesNewRomanPSMT" style:font-size-asian="14pt" style:font-weight-asian="bold" style:font-name-complex="TimesNewRomanPSMT" style:font-size-complex="14pt" style:font-weight-complex="bold"/>
    </style:style>
    <style:style style:name="P8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style="italic" fo:font-weight="normal" style:font-name-asian="TimesNewRomanPSMT" style:font-size-asian="14pt" style:font-style-asian="italic" style:font-weight-asian="normal" style:font-name-complex="TimesNewRomanPSMT" style:font-size-complex="14pt" style:font-style-complex="italic" style:font-weight-complex="normal"/>
    </style:style>
    <style:style style:name="P9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style="normal" fo:font-weight="normal" style:font-name-asian="TimesNewRomanPSMT" style:font-size-asian="14pt" style:font-style-asian="normal" style:font-weight-asian="normal" style:font-name-complex="TimesNewRomanPSMT" style:font-size-complex="14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6pt" fo:font-weight="bold" style:font-name-asian="TimesNewRomanPSMT" style:font-size-asian="16pt" style:font-weight-asian="bold" style:font-name-complex="TimesNewRomanPSMT" style:font-size-complex="16pt" style:font-weight-complex="bold"/>
    </style:style>
    <style:style style:name="P11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13" style:family="paragraph" style:parent-style-name="Standard">
      <style:paragraph-properties fo:text-align="justify" style:justify-single-word="false" fo:break-before="pag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style="normal" fo:font-weight="bold" style:font-name-asian="TimesNewRomanPSMT" style:font-size-asian="14pt" style:font-style-asian="normal" style:font-weight-asian="bold" style:font-name-complex="TimesNewRomanPSMT" style:font-size-complex="14pt" style:font-style-complex="normal" style:font-weight-complex="bold"/>
    </style:style>
    <style:style style:name="P14" style:family="paragraph" style:parent-style-name="Table_20_Contents">
      <style:paragraph-properties fo:text-align="justify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line-height="150%" fo:text-align="center" style:justify-single-word="false"/>
      <style:text-properties fo:font-size="14pt"/>
    </style:style>
    <style:style style:name="P18" style:family="paragraph" style:parent-style-name="Table_20_Contents">
      <style:paragraph-properties fo:text-align="justify" style:justify-single-word="false"/>
    </style:style>
    <style:style style:name="P19" style:family="paragraph" style:parent-style-name="Table_20_Contents">
      <style:paragraph-properties fo:text-align="justify" style:justify-single-word="false"/>
      <style:text-properties style:font-name="Monaco" fo:font-size="12pt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font-name="Monaco" fo:font-size="11pt" style:font-size-asian="11pt" style:font-size-complex="11pt"/>
    </style:style>
    <style:style style:name="P21" style:family="paragraph" style:parent-style-name="Standard" style:list-style-name="L1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style="normal" fo:font-weight="normal" style:font-name-asian="TimesNewRomanPSMT" style:font-size-asian="14pt" style:font-style-asian="normal" style:font-weight-asian="normal" style:font-name-complex="TimesNewRomanPSMT" style:font-size-complex="14pt" style:font-style-complex="normal" style:font-weight-complex="normal"/>
    </style:style>
    <style:style style:name="P22" style:family="paragraph" style:parent-style-name="Standard" style:list-style-name="L2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style="normal" fo:font-weight="normal" style:font-name-asian="TimesNewRomanPSMT" style:font-size-asian="14pt" style:font-style-asian="normal" style:font-weight-asian="normal" style:font-name-complex="TimesNewRomanPSMT" style:font-size-complex="14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style="normal" fo:font-weight="normal" style:font-name-asian="TimesNewRomanPSMT" style:font-size-asian="14pt" style:font-style-asian="normal" style:font-weight-asian="normal" style:font-name-complex="TimesNewRomanPSMT" style:font-size-complex="14pt" style:font-style-complex="normal" style:font-weight-complex="normal"/>
    </style:style>
    <style:style style:name="P24" style:family="paragraph" style:parent-style-name="Standard" style:list-style-name="L3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style="normal" fo:font-weight="normal" style:font-name-asian="TimesNewRomanPSMT" style:font-size-asian="14pt" style:font-style-asian="normal" style:font-weight-asian="normal" style:font-name-complex="TimesNewRomanPSMT" style:font-size-complex="14pt" style:font-style-complex="normal" style:font-weight-complex="normal"/>
    </style:style>
    <style:style style:name="P25" style:family="paragraph" style:parent-style-name="Standard" style:list-style-name="L4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style="normal" fo:font-weight="normal" style:font-name-asian="TimesNewRomanPSMT" style:font-size-asian="14pt" style:font-style-asian="normal" style:font-weight-asian="normal" style:font-name-complex="TimesNewRomanPSMT" style:font-size-complex="14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fo:font-style="normal" fo:font-weight="normal" style:font-name-asian="TimesNewRomanPSMT" style:font-size-asian="14pt" style:font-style-asian="normal" style:font-weight-asian="normal" style:font-name-complex="TimesNewRomanPSMT" style:font-size-complex="14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size="14pt" style:font-name-asian="TimesNewRomanPSMT" style:font-size-asian="14pt" style:font-name-complex="TimesNewRomanPSMT" style:font-size-complex="14pt"/>
    </style:style>
    <style:style style:name="P28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font-name="TimesNewRomanPSM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P29" style:family="paragraph" style:parent-style-name="Standard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0" style:family="paragraph" style:parent-style-name="Standard" style:list-style-name="L5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1" style:family="paragraph" style:parent-style-name="Standard" style:list-style-name="L6">
      <style:paragraph-properties fo:text-align="justify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2" style:family="paragraph" style:parent-style-name="Standard">
      <style:paragraph-properties fo:text-align="justify" style:justify-single-word="false" fo:break-before="pag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3" style:family="paragraph" style:parent-style-name="Standard">
      <style:paragraph-properties fo:margin-left="-0.025cm" fo:margin-right="0cm" fo:text-align="justify" style:justify-single-word="false" fo:text-indent="0.025cm" style:auto-text-indent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style:font-name="TimesNewRomanPSMT"/>
    </style:style>
    <style:style style:name="T2" style:family="text">
      <style:text-properties style:font-name="TimesNewRomanPSMT" fo:font-style="italic" style:font-name-asian="TimesNewRomanPSMT" style:font-style-asian="italic" style:font-name-complex="TimesNewRomanPSMT" style:font-style-complex="italic"/>
    </style:style>
    <style:style style:name="T3" style:family="text">
      <style:text-properties style:font-name="TimesNewRomanPSMT" fo:font-style="italic" fo:font-weight="normal" style:font-name-asian="TimesNewRomanPSMT" style:font-style-asian="italic" style:font-weight-asian="normal" style:font-name-complex="TimesNewRomanPSMT" style:font-style-complex="italic" style:font-weight-complex="normal"/>
    </style:style>
    <style:style style:name="T4" style:family="text">
      <style:text-properties style:font-name="TimesNewRomanPSMT" fo:font-style="normal" fo:font-weight="bold" style:font-name-asian="TimesNewRomanPSMT" style:font-style-asian="normal" style:font-weight-asian="bold" style:font-name-complex="TimesNewRomanPSMT" style:font-style-complex="normal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style:font-name="TimesNewRomanPSMT" fo:font-size="14pt" fo:font-style="normal" fo:font-weight="normal" style:font-name-asian="TimesNewRomanPSMT" style:font-size-asian="14pt" style:font-style-asian="normal" style:font-weight-asian="normal" style:font-name-complex="TimesNewRomanPSMT" style:font-size-complex="14pt" style:font-style-complex="normal" style:font-weight-complex="normal"/>
    </style:style>
    <style:style style:name="T8" style:family="text">
      <style:text-properties style:use-window-font-color="true" style:font-name="TimesNewRomanPSMT" fo:font-size="14pt" fo:font-weight="normal" style:font-name-asian="TimesNewRomanPSMT" style:font-size-asian="14pt" style:font-weight-asian="normal" style:font-name-complex="TimesNewRomanPSMT" style:font-size-complex="14pt" style:font-weight-complex="normal"/>
    </style:style>
    <style:style style:name="T9" style:family="text">
      <style:text-properties style:use-window-font-color="true" style:font-name="TimesNewRomanPSMT" fo:font-size="14pt" fo:font-style="italic" fo:font-weight="normal" style:font-name-asian="TimesNewRomanPSMT" style:font-size-asian="14pt" style:font-style-asian="italic" style:font-weight-asian="normal" style:font-name-complex="TimesNewRomanPSMT" style:font-size-complex="14pt" style:font-style-complex="italic" style:font-weight-complex="normal"/>
    </style:style>
    <style:style style:name="T10" style:family="text">
      <style:text-properties style:use-window-font-color="true" style:font-name="TimesNewRomanPSMT" fo:font-style="italic" fo:font-weight="normal" style:font-name-asian="TimesNewRomanPSMT" style:font-size-asian="14pt" style:font-style-asian="italic" style:font-weight-asian="normal" style:font-name-complex="TimesNewRomanPSMT" style:font-size-complex="14pt" style:font-style-complex="italic" style:font-weight-complex="normal"/>
    </style:style>
    <style:style style:name="T11" style:family="text">
      <style:text-properties style:use-window-font-color="true" style:font-name="TimesNewRomanPSMT" fo:font-size="16pt" fo:font-style="italic" fo:font-weight="normal" style:font-name-asian="TimesNewRomanPSMT" style:font-size-asian="14pt" style:font-style-asian="italic" style:font-weight-asian="normal" style:font-name-complex="TimesNewRomanPSMT" style:font-size-complex="14pt" style:font-style-complex="italic" style:font-weight-complex="normal"/>
    </style:style>
    <style:style style:name="T12" style:family="text">
      <style:text-properties style:use-window-font-color="true" style:font-name="TimesNewRomanPSMT" fo:font-size="12pt" fo:font-style="italic" fo:font-weight="normal" style:font-name-asian="TimesNewRomanPSMT" style:font-size-asian="14pt" style:font-style-asian="italic" style:font-weight-asian="normal" style:font-name-complex="TimesNewRomanPSMT" style:font-size-complex="14pt" style:font-style-complex="italic" style:font-weight-complex="normal"/>
    </style:style>
    <style:style style:name="T13" style:family="text">
      <style:text-properties style:use-window-font-color="true" style:font-name="TimesNewRomanPSMT" fo:font-size="12pt" fo:font-style="italic" fo:font-weight="normal" style:font-name-asian="TimesNewRomanPSMT" style:font-size-asian="12pt" style:font-style-asian="italic" style:font-weight-asian="normal" style:font-name-complex="TimesNewRomanPSMT" style:font-size-complex="12pt" style:font-style-complex="italic" style:font-weight-complex="normal"/>
    </style:style>
    <style:style style:name="T14" style:family="text">
      <style:text-properties style:use-window-font-color="true" style:font-name="TimesNewRomanPSMT" fo:font-size="12pt" fo:font-style="normal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T15" style:family="text">
      <style:text-properties fo:font-style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size="14pt"/>
    </style:style>
    <style:style style:name="T20" style:family="text">
      <style:text-properties style:font-name-asian="TimesNewRomanPSMT"/>
    </style:style>
    <style:style style:name="T21" style:family="text">
      <style:text-properties style:font-size-asian="14pt"/>
    </style:style>
    <style:style style:name="T22" style:family="text">
      <style:text-properties style:font-name-complex="TimesNewRomanPSMT"/>
    </style:style>
    <style:style style:name="T23" style:family="text">
      <style:text-properties style:font-size-complex="14pt"/>
    </style:style>
    <style:style style:name="T24" style:family="text">
      <style:text-properties fo:font-weight="bold"/>
    </style:style>
    <style:style style:name="T25" style:family="text">
      <style:text-properties style:font-name="TimesNewRomanPSMT" fo:font-size="12pt" fo:font-style="italic" fo:font-weight="bold" style:font-name-asian="TimesNewRomanPSMT" style:font-size-asian="12pt" style:font-style-asian="italic" style:font-weight-asian="bold" style:font-name-complex="TimesNewRomanPSMT" style:font-size-complex="12pt" style:font-style-complex="italic" style:font-weight-complex="bold"/>
    </style:style>
    <style:style style:name="T26" style:family="text">
      <style:text-properties style:font-name="TimesNewRomanPSMT" fo:font-size="12pt" fo:font-style="normal" fo:font-weight="bold" style:font-name-asian="TimesNewRomanPSMT" style:font-size-asian="12pt" style:font-style-asian="normal" style:font-weight-asian="bold" style:font-name-complex="TimesNewRomanPSMT" style:font-size-complex="12pt" style:font-style-complex="normal" style:font-weight-complex="bold"/>
    </style:style>
    <style:style style:name="T27" style:family="text">
      <style:text-properties fo:font-size="12pt"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style:font-style-asian="normal"/>
    </style:style>
    <style:style style:name="T30" style:family="text">
      <style:text-properties style:font-style-complex="normal"/>
    </style:style>
    <style:style style:name="T31" style:family="text">
      <style:text-properties style:font-weight-asian="bold"/>
    </style:style>
    <style:style style:name="T32" style:family="text">
      <style:text-properties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Министерство образования Республики Беларусь <text:s/></text:p>
      <text:p text:style-name="P4">Учреждение образования </text:p>
      <text:p text:style-name="P4">“Белорусский государственный университет <text:s/></text:p>
      <text:p text:style-name="P4">информатики <text:s/>и радиоэлектроники” <text:s/></text:p>
      <text:p text:style-name="P4"/>
      <text:p text:style-name="P4"><text:s/></text:p>
      <text:p text:style-name="P5">Факультет информационных <text:s/>технологий <text:s/>и управления </text:p>
      <text:p text:style-name="P5">Кафедра интеллектуальных информационных технологий <text:s text:c="2"/></text:p>
      <text:p text:style-name="P2"/>
      <text:p text:style-name="P2"/>
      <text:p text:style-name="P2"/>
      <text:p text:style-name="P2"><text:s/></text:p>
      <text:p text:style-name="P7">ОТЧЁТ </text:p>
      <text:p text:style-name="P1">по лабораторной работе</text:p>
      <text:p text:style-name="P1">по дисциплине <text:s/>«Нейронно-сетевые модели» </text:p>
      <text:p text:style-name="P28">на тему <text:s/></text:p>
      <text:p text:style-name="P26">«релаксационные нейронные сети» </text:p>
      <text:p text:style-name="P28"/>
      <text:p text:style-name="P1"/>
      <text:p text:style-name="P1"/>
      <text:p text:style-name="P3">Выполнил</text:p>
      <text:p text:style-name="P3">студенты группы</text:p>
      <text:p text:style-name="P3">521703 Сидоров И. С.</text:p>
      <text:p text:style-name="P3"/>
      <text:p text:style-name="P3">Проверил </text:p>
      <text:p text:style-name="P3">Ивашенко В. П.</text:p>
      <text:p text:style-name="P1">МИНСК</text:p>
      <text:p text:style-name="P1">2009</text:p>
      <text:p text:style-name="P10"/>
      <text:p text:style-name="P32"><text:span text:style-name="T18">Цель: </text:span><text:span text:style-name="T9">Ознакомиться, проанализировать и получить навыки реализации модели релаксационной нейронной сети для задачи распознавания образов.</text:span></text:p>
      <text:p text:style-name="P8"/>
      <text:p text:style-name="P6"><text:span text:style-name="T16">Задание: </text:span><text:span text:style-name="T26">Реализовать двунаправленную ассоциативную память.</text:span></text:p>
      <text:p text:style-name="P6"><text:span text:style-name="T16"><text:tab/></text:span></text:p>
      <text:p text:style-name="P13">Ход работы:</text:p>
      <text:p text:style-name="P9"><text:tab/></text:p>
      <text:p text:style-name="P9"><text:tab/>Определим действия пользователя при работе с разработанной системой.</text:p>
      <text:list xml:id="list651333782" text:style-name="L5">
        <text:list-item>
          <text:p text:style-name="P30"><text:span text:style-name="T7">Пользователь определяет шаблоны, которые должны будут составлять набор входных данных для создания матрицы весовых коэффициентов.</text:span></text:p>
          <text:list>
            <text:list-item>
              <text:p text:style-name="P30"><text:span text:style-name="T7">Для этого пользователь может выбирать файлы составленные в соответствии со следующими правилами:</text:span></text:p>
              <text:list>
                <text:list-item>
                  <text:p text:style-name="P30"><text:span text:style-name="T7">файл должен содержать два массива значений состоящих из «0» и «1» массивы не должны быть разделены пробелами. Но могут быть разделены символами окончания строк;</text:span></text:p>
                </text:list-item>
                <text:list-item>
                  <text:p text:style-name="P30"><text:span text:style-name="T7">массивы содержащие образы должны быть разделены пустыми строками;</text:span></text:p>
                </text:list-item>
                <text:list-item>
                  <text:p text:style-name="P30"><text:span text:style-name="T7">использование символов «\r» не рекомендуется.</text:span></text:p>
                </text:list-item>
              </text:list>
            </text:list-item>
            <text:list-item>
              <text:p text:style-name="P30"><text:span text:style-name="T7">Для каждого файла пользователь может выбрать его кратность с помощью дополнительного выбора этого же файла (т.е. выбрать два раза один и тот же файл);</text:span></text:p>
            </text:list-item>
            <text:list-item>
              <text:p text:style-name="P30"><text:span text:style-name="T7">названия файлов выбранных шаблонов отображаются в специальном текстовом поле — отображающему всю работу сервера;</text:span></text:p>
            </text:list-item>
          </text:list>
        </text:list-item>
        <text:list-item>
          <text:p text:style-name="P30"><text:span text:style-name="T7">Пользователь нажимает кнопку «Go» после чего выбирает файл с образцом который требуется найти в имеющихся шаблонах; приложение само определяет подходят ли загруженные шаблоны друг другу, подходит ли искомый образец к используемым шаблонам. После чего производит поиск соответственно алгоритму работы двунаправленной ассоциативной памяти.</text:span></text:p>
        </text:list-item>
        <text:list-item>
          <text:p text:style-name="P30"><text:span text:style-name="T7">Результат поиска отображается в текстовом поле.</text:span></text:p>
        </text:list-item>
        <text:list-item>
          <text:p text:style-name="P30"><text:span text:style-name="T7">Значения функции энергии на последнем шаге и количество шагов можно пронаблюдать в специально предназначенных интерфейсах пользователя.</text:span></text:p>
        </text:list-item>
      </text:list>
      <text:p text:style-name="P29"><text:span text:style-name="T7"/></text:p>
      <text:p text:style-name="P29"><text:span text:style-name="T7"><text:tab/>Опишем проводимые испытания.</text:span></text:p>
      <text:list xml:id="list530040632" text:style-name="L6">
        <text:list-item>
          <text:p text:style-name="P31"><text:span text:style-name="T7">Тест описываемый в книге Роберта Каллана о взаимосвязи графического </text:span><text:soft-page-break/><text:span text:style-name="T7">представления изображений 3х5 и их бинарного представления.</text:span></text:p>
        </text:list-item>
      </text:list>
      <text:p text:style-name="P29"><text:span text:style-name="T7">Таблица 1. Пример вводимых шаблонов в первом тесте</text:span>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14">Ключ поиска</text:p>
          </table:table-cell>
          <table:table-cell table:style-name="Таблица1.B1" office:value-type="string">
            <text:p text:style-name="P14">Сопоставляемое значение</text:p>
          </table:table-cell>
        </table:table-row>
        <table:table-row>
          <table:table-cell table:style-name="Таблица1.A2" office:value-type="string">
            <text:p text:style-name="P19">111</text:p>
            <text:p text:style-name="P19">001</text:p>
            <text:p text:style-name="P19">111</text:p>
            <text:p text:style-name="P19">100</text:p>
            <text:p text:style-name="P19">111</text:p>
          </table:table-cell>
          <table:table-cell table:style-name="Таблица1.B2" office:value-type="string">
            <text:p text:style-name="P14">«010»</text:p>
          </table:table-cell>
        </table:table-row>
      </table:table>
      <text:p text:style-name="P29"><text:span text:style-name="T7"><text:tab/></text:span></text:p>
      <text:p text:style-name="P29"><text:span text:style-name="T7"><text:tab/>Данный тест показал, что для значения представляющего цифру «0» при загруженных шаблонах «1», «2», «3». Система считает, что пользователь подаёт изменённый образ «2»-ки.</text:span></text:p>
      <text:p text:style-name="P29"><text:span text:style-name="T7"><text:tab/>Что соответствует результату получаемому в книге Каллана.</text:span></text:p>
      <text:list xml:id="list1262303504" text:continue-numbering="true" text:style-name="L6">
        <text:list-item>
          <text:p text:style-name="P31"><text:span text:style-name="T7">Тест представляет собой связные пары значений цифр и их текстового представления.</text:span></text:p>
        </text:list-item>
      </text:list>
      <text:p text:style-name="P29"><text:span text:style-name="T7">Таблица 2. Пример вводимых шаблонов во втором тесте.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4">Ключ поиска</text:p>
          </table:table-cell>
          <table:table-cell table:style-name="Таблица2.B1" office:value-type="string">
            <text:p text:style-name="P14">Сопоставляемое значение</text:p>
          </table:table-cell>
        </table:table-row>
        <table:table-row>
          <table:table-cell table:style-name="Таблица2.A2" office:value-type="string">
            <text:p text:style-name="P19">0011111100</text:p>
            <text:p text:style-name="P19">0111111110</text:p>
            <text:p text:style-name="P19">0000001110</text:p>
            <text:p text:style-name="P19">0001111100</text:p>
            <text:p text:style-name="P19">0011111000</text:p>
            <text:p text:style-name="P19">0000111100</text:p>
            <text:p text:style-name="P19">0000011111</text:p>
            <text:p text:style-name="P19">1111111111</text:p>
            <text:p text:style-name="P19">1111111110</text:p>
          </table:table-cell>
          <table:table-cell table:style-name="Таблица2.B2" office:value-type="string">
            <text:p text:style-name="P19">001111111100000111111000000110001100</text:p>
            <text:p text:style-name="P19">001111111100000110001100000110011100</text:p>
            <text:p text:style-name="P19">000001100000000110001100000110111100</text:p>
            <text:p text:style-name="P19">000001100000000111111000000111101100</text:p>
            <text:p text:style-name="P19">000001100000000110000000000111001100</text:p>
            <text:p text:style-name="P19">000001100000000110000000000110001100</text:p>
          </table:table-cell>
        </table:table-row>
      </table:table>
      <text:list xml:id="list838525661" text:continue-numbering="true" text:style-name="L6">
        <text:list-item>
          <text:list>
            <text:list-header>
              <text:p text:style-name="P31"><text:span text:style-name="T7"/></text:p>
            </text:list-header>
          </text:list>
        </text:list-item>
      </text:list>
      <text:p text:style-name="P33"><text:span text:style-name="T7"><text:tab/>Данная система содержит 90 нейронов в левой части двунаправленной ассоциативной памяти и 210 нейронов в правой части двунаправленной ассоциативной памяти. Поэтому такая сеть способна хранить:</text:span></text:p>
      <text:p text:style-name="P33"><text:soft-page-break/><text:span text:style-name="T7"><text:tab/>90/(2*log(90) =&gt; 6-7 <text:s/>образов.</text:span></text:p>
      <text:p text:style-name="P33"><text:span text:style-name="T7"><text:tab/>Для данной сети мы задавали образы соответствующие цифрам «0», «1», «2», «3», «4», «5», «6».</text:span></text:p>
      <text:p text:style-name="P33"><text:span text:style-name="T7"><text:tab/>В качестве тестируемых образцов мы использовали следующие изображения:</text:span></text:p>
      <text:p text:style-name="P33"><text:span text:style-name="T7">Таблица 3. Пример образцов подаваемых в систему для второго теста.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20">0001010000</text:p>
            <text:p text:style-name="P20">0011111100</text:p>
            <text:p text:style-name="P20">0110001110</text:p>
            <text:p text:style-name="P20">1100000110</text:p>
            <text:p text:style-name="P20">1100100111</text:p>
            <text:p text:style-name="P20">1100000111</text:p>
            <text:p text:style-name="P20">0110000111</text:p>
            <text:p text:style-name="P20">0110001100</text:p>
            <text:p text:style-name="P20">0011111100</text:p>
          </table:table-cell>
          <table:table-cell table:style-name="Таблица3.A1" office:value-type="string">
            <text:p text:style-name="P20">0001010000</text:p>
            <text:p text:style-name="P20">1011111100</text:p>
            <text:p text:style-name="P20">0110001111</text:p>
            <text:p text:style-name="P20">1100011111</text:p>
            <text:p text:style-name="P20">1100100111</text:p>
            <text:p text:style-name="P20">1101111111</text:p>
            <text:p text:style-name="P20">0110000111</text:p>
            <text:p text:style-name="P20">1110001100</text:p>
            <text:p text:style-name="P20">0011111100</text:p>
          </table:table-cell>
          <table:table-cell table:style-name="Таблица3.A1" office:value-type="string">
            <text:p text:style-name="P20">1100111110</text:p>
            <text:p text:style-name="P20">1111100111</text:p>
            <text:p text:style-name="P20">0000000111</text:p>
            <text:p text:style-name="P20">0011011110</text:p>
            <text:p text:style-name="P20">0011111100</text:p>
            <text:p text:style-name="P20">0100100100</text:p>
            <text:p text:style-name="P20">1101001000</text:p>
            <text:p text:style-name="P20">1101110111</text:p>
            <text:p text:style-name="P20">1111111111</text:p>
          </table:table-cell>
          <table:table-cell table:style-name="Таблица3.D1" office:value-type="string">
            <text:p text:style-name="P20">1100111110</text:p>
            <text:p text:style-name="P20">1111100111</text:p>
            <text:p text:style-name="P20">0000000111</text:p>
            <text:p text:style-name="P20">0011011110</text:p>
            <text:p text:style-name="P20">0011111100</text:p>
            <text:p text:style-name="P20">0100100100</text:p>
            <text:p text:style-name="P20">1101001000</text:p>
            <text:p text:style-name="P20">1101110111</text:p>
            <text:p text:style-name="P20">1111111111</text:p>
          </table:table-cell>
        </table:table-row>
        <table:table-row>
          <table:table-cell table:style-name="Таблица3.A2" office:value-type="string">
            <text:p text:style-name="P20">0110011100</text:p>
            <text:p text:style-name="P20">0110011000</text:p>
            <text:p text:style-name="P20">0110011000</text:p>
            <text:p text:style-name="P20">0110011100</text:p>
            <text:p text:style-name="P20">0110011000</text:p>
            <text:p text:style-name="P20">0001011011</text:p>
            <text:p text:style-name="P20">0001011000</text:p>
            <text:p text:style-name="P20">0011011110</text:p>
            <text:p text:style-name="P20">0000011000</text:p>
          </table:table-cell>
          <table:table-cell table:style-name="Таблица3.A2" office:value-type="string">
            <text:p text:style-name="P20">0110011000</text:p>
            <text:p text:style-name="P20">0110001000</text:p>
            <text:p text:style-name="P20">0111111000</text:p>
            <text:p text:style-name="P20">0110011000</text:p>
            <text:p text:style-name="P20">0111111000</text:p>
            <text:p text:style-name="P20">0000010100</text:p>
            <text:p text:style-name="P20">0000011000</text:p>
            <text:p text:style-name="P20">0111011000</text:p>
            <text:p text:style-name="P20">0011011000</text:p>
          </table:table-cell>
          <table:table-cell table:style-name="Таблица3.A2" office:value-type="string">
            <text:p text:style-name="P20">1111111111</text:p>
            <text:p text:style-name="P20">1110000011</text:p>
            <text:p text:style-name="P20">1100000000</text:p>
            <text:p text:style-name="P20">0011000000</text:p>
            <text:p text:style-name="P20">0011111110</text:p>
            <text:p text:style-name="P20">0011000110</text:p>
            <text:p text:style-name="P20">0000110011</text:p>
            <text:p text:style-name="P20">0110001110</text:p>
            <text:p text:style-name="P20">0011111100</text:p>
          </table:table-cell>
          <table:table-cell table:style-name="Таблица3.D2" office:value-type="string">
            <text:p text:style-name="P20"/>
          </table:table-cell>
        </table:table-row>
      </table:table>
      <text:p text:style-name="P33"><text:span text:style-name="T7"/></text:p>
      <text:p text:style-name="P33"><text:span text:style-name="T7"><text:tab/>Данные изображения получались в результате искажения задаваемых при тесте пар шаблонов.</text:span></text:p>
      <text:p text:style-name="P33"><text:span text:style-name="T7"><text:tab/>Для всех тестов система подобрала правильные результаты. При попытке увеличения количества хранимых пар в сети (была проделана попытка добавить шаблон цифры «7») сеть нарушала возможности по хранени и переставала выдавать точные результаты. В качестве ответа она предоставляла некую </text:span><text:soft-page-break/><text:span text:style-name="T7">«смесь» двух или более шаблонов к которым был близок подаваемый образец.</text:span></text:p>
      <text:p text:style-name="P29"><text:span text:style-name="T7"><text:tab/>А также если подавать на вход шаблоны, изображения которых похожи друг на друга (между векторами характеризующими шаблон малое расстояние). То можно получить ошибки на этапе поиска образца. В виде смешанного ответа. Это можно описать тем, что входные вектора представляющие шаблоны далеки от ортогональных. А для данной системы использование ортогональных пар векторов при обучении является одной из главных особенностей системы.</text:span></text:p>
      <text:p text:style-name="P29"><text:span text:style-name="T7"/></text:p>
      <text:p text:style-name="P29">Вывод:<text:tab/></text:p>
      <text:p text:style-name="P9"><text:tab/>Мы научились моделировать двунаправленную ассоциативную память, рассчитывать ёмкость такой системы. А также определять формат подходящих для обучения пар образцов и способы исправления не подходящих пар методом добавочного коэффициента подачи обучающей пары при обучени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Helvetica" svg:font-family="Helvetica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style:page-number="auto"/>
      <style:text-properties fo:font-size="14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" style:family="paragraph" style:parent-style-name="Caption" style:class="extra"/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van Sidarau</meta:initial-creator>
    <meta:creation-date>2009-11-29T18:20:22</meta:creation-date>
    <dc:date>2009-12-09T18:22:55</dc:date>
    <dc:creator>Ivan Sidarau</dc:creator>
    <meta:editing-duration>PT09H27M20S</meta:editing-duration>
    <meta:editing-cycles>128</meta:editing-cycles>
    <meta:generator>OpenOffice.org/3.1$Unix OpenOffice.org_project/310m19$Build-9420</meta:generator>
    <meta:document-statistic meta:table-count="3" meta:image-count="0" meta:object-count="0" meta:page-count="6" meta:paragraph-count="142" meta:word-count="639" meta:character-count="5210"/>
  </office:meta>
</office:document-meta>
</file>